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2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color="#c5000b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66cm" svg:height="0.962cm" svg:x="1cm" svg:y="1.499cm">
          <draw:text-box>
            <text:p>Animal 1</text:p>
          </draw:text-box>
        </draw:frame>
        <draw:line draw:style-name="gr2" draw:text-style-name="P2" draw:layer="layout" svg:x1="5cm" svg:y1="1.999cm" svg:x2="10.2cm" svg:y2="2cm">
          <text:p/>
        </draw:line>
        <draw:line draw:style-name="gr3" draw:text-style-name="P2" draw:layer="layout" svg:x1="5.5cm" svg:y1="1.699cm" svg:x2="5.5cm" svg:y2="2.299cm">
          <text:p/>
        </draw:line>
        <draw:frame draw:style-name="gr4" draw:text-style-name="P3" draw:layer="layout" svg:width="1.611cm" svg:height="0.725cm" svg:x="4.8cm" svg:y="1.099cm">
          <draw:text-box>
            <text:p><text:span text:style-name="T1">SNP1</text:span></text:p>
          </draw:text-box>
        </draw:frame>
        <draw:line draw:style-name="gr3" draw:text-style-name="P2" draw:layer="layout" svg:x1="7.501cm" svg:y1="1.699cm" svg:x2="7.501cm" svg:y2="2.299cm">
          <text:p/>
        </draw:line>
        <draw:frame draw:style-name="gr4" draw:text-style-name="P3" draw:layer="layout" svg:width="1.611cm" svg:height="0.725cm" svg:x="6.701cm" svg:y="1.099cm">
          <draw:text-box>
            <text:p><text:span text:style-name="T1">SNP2</text:span></text:p>
          </draw:text-box>
        </draw:frame>
        <draw:line draw:style-name="gr3" draw:text-style-name="P2" draw:layer="layout" svg:x1="9.502cm" svg:y1="1.799cm" svg:x2="9.502cm" svg:y2="2.399cm">
          <text:p/>
        </draw:line>
        <draw:frame draw:style-name="gr5" draw:text-style-name="P4" draw:layer="layout" svg:width="1.171cm" svg:height="0.962cm" svg:x="12cm" svg:y="1.599cm">
          <draw:text-box>
            <text:p><text:span text:style-name="T2">y1</text:span></text:p>
          </draw:text-box>
        </draw:frame>
        <draw:frame draw:style-name="gr6" draw:text-style-name="P3" draw:layer="layout" svg:width="3.406cm" svg:height="0.802cm" svg:x="10.8cm" svg:y="0.299cm">
          <draw:text-box>
            <text:p><text:span text:style-name="T1">Observations</text:span></text:p>
          </draw:text-box>
        </draw:frame>
        <draw:frame draw:style-name="gr4" draw:text-style-name="P3" draw:layer="layout" svg:width="1.611cm" svg:height="0.725cm" svg:x="8.702cm" svg:y="1.1cm">
          <draw:text-box>
            <text:p><text:span text:style-name="T1">SNP3</text:span></text:p>
          </draw:text-box>
        </draw:frame>
        <draw:frame draw:style-name="gr7" draw:text-style-name="P3" draw:layer="layout" svg:width="1.637cm" svg:height="0.725cm" svg:x="4.701cm" svg:y="2.4cm">
          <draw:text-box>
            <text:p><text:span text:style-name="T1">G1G1</text:span></text:p>
          </draw:text-box>
        </draw:frame>
        <draw:frame draw:style-name="gr4" draw:text-style-name="P3" draw:layer="layout" svg:width="1.611cm" svg:height="0.725cm" svg:x="6.702cm" svg:y="2.401cm">
          <draw:text-box>
            <text:p><text:span text:style-name="T1">H2H2</text:span></text:p>
          </draw:text-box>
        </draw:frame>
        <draw:frame draw:style-name="gr4" draw:text-style-name="P3" draw:layer="layout" svg:width="1.611cm" svg:height="0.725cm" svg:x="8.903cm" svg:y="2.402cm">
          <draw:text-box>
            <text:p><text:span text:style-name="T1">I1I2</text:span></text:p>
          </draw:text-box>
        </draw:frame>
        <draw:frame draw:style-name="gr1" draw:text-style-name="P1" draw:layer="layout" svg:width="2.966cm" svg:height="0.962cm" svg:x="1.001cm" svg:y="4.299cm">
          <draw:text-box>
            <text:p>Animal 2</text:p>
          </draw:text-box>
        </draw:frame>
        <draw:line draw:style-name="gr2" draw:text-style-name="P2" draw:layer="layout" svg:x1="5.001cm" svg:y1="4.799cm" svg:x2="10.201cm" svg:y2="4.8cm">
          <text:p/>
        </draw:line>
        <draw:line draw:style-name="gr3" draw:text-style-name="P2" draw:layer="layout" svg:x1="5.501cm" svg:y1="4.499cm" svg:x2="5.501cm" svg:y2="5.099cm">
          <text:p/>
        </draw:line>
        <draw:frame draw:style-name="gr4" draw:text-style-name="P3" draw:layer="layout" svg:width="1.611cm" svg:height="0.725cm" svg:x="4.801cm" svg:y="3.899cm">
          <draw:text-box>
            <text:p><text:span text:style-name="T1">SNP1</text:span></text:p>
          </draw:text-box>
        </draw:frame>
        <draw:line draw:style-name="gr3" draw:text-style-name="P2" draw:layer="layout" svg:x1="7.502cm" svg:y1="4.499cm" svg:x2="7.502cm" svg:y2="5.099cm">
          <text:p/>
        </draw:line>
        <draw:frame draw:style-name="gr4" draw:text-style-name="P3" draw:layer="layout" svg:width="1.611cm" svg:height="0.725cm" svg:x="6.702cm" svg:y="3.899cm">
          <draw:text-box>
            <text:p><text:span text:style-name="T1">SNP2</text:span></text:p>
          </draw:text-box>
        </draw:frame>
        <draw:line draw:style-name="gr3" draw:text-style-name="P2" draw:layer="layout" svg:x1="9.503cm" svg:y1="4.599cm" svg:x2="9.503cm" svg:y2="5.199cm">
          <text:p/>
        </draw:line>
        <draw:frame draw:style-name="gr5" draw:text-style-name="P4" draw:layer="layout" svg:width="1.171cm" svg:height="0.962cm" svg:x="12.001cm" svg:y="4.399cm">
          <draw:text-box>
            <text:p><text:span text:style-name="T2">y2</text:span></text:p>
          </draw:text-box>
        </draw:frame>
        <draw:frame draw:style-name="gr4" draw:text-style-name="P3" draw:layer="layout" svg:width="1.611cm" svg:height="0.725cm" svg:x="8.703cm" svg:y="3.9cm">
          <draw:text-box>
            <text:p><text:span text:style-name="T1">SNP3</text:span></text:p>
          </draw:text-box>
        </draw:frame>
        <draw:frame draw:style-name="gr7" draw:text-style-name="P3" draw:layer="layout" svg:width="1.637cm" svg:height="0.725cm" svg:x="4.702cm" svg:y="5.2cm">
          <draw:text-box>
            <text:p><text:span text:style-name="T1">G1G2</text:span></text:p>
          </draw:text-box>
        </draw:frame>
        <draw:frame draw:style-name="gr4" draw:text-style-name="P3" draw:layer="layout" svg:width="1.611cm" svg:height="0.725cm" svg:x="6.703cm" svg:y="5.201cm">
          <draw:text-box>
            <text:p><text:span text:style-name="T1">H1H2</text:span></text:p>
          </draw:text-box>
        </draw:frame>
        <draw:frame draw:style-name="gr4" draw:text-style-name="P3" draw:layer="layout" svg:width="1.611cm" svg:height="0.725cm" svg:x="8.904cm" svg:y="5.202cm">
          <draw:text-box>
            <text:p><text:span text:style-name="T1">I2I2</text:span></text:p>
          </draw:text-box>
        </draw:frame>
        <draw:frame draw:style-name="gr8" draw:text-style-name="P1" draw:layer="layout" svg:width="3.072cm" svg:height="0.962cm" svg:x="1.001cm" svg:y="8.599cm">
          <draw:text-box>
            <text:p>Animal N</text:p>
          </draw:text-box>
        </draw:frame>
        <draw:line draw:style-name="gr2" draw:text-style-name="P2" draw:layer="layout" svg:x1="5.001cm" svg:y1="9.099cm" svg:x2="10.201cm" svg:y2="9.1cm">
          <text:p/>
        </draw:line>
        <draw:line draw:style-name="gr3" draw:text-style-name="P2" draw:layer="layout" svg:x1="5.501cm" svg:y1="8.799cm" svg:x2="5.501cm" svg:y2="9.399cm">
          <text:p/>
        </draw:line>
        <draw:frame draw:style-name="gr4" draw:text-style-name="P3" draw:layer="layout" svg:width="1.611cm" svg:height="0.725cm" svg:x="4.801cm" svg:y="8.199cm">
          <draw:text-box>
            <text:p><text:span text:style-name="T1">SNP1</text:span></text:p>
          </draw:text-box>
        </draw:frame>
        <draw:line draw:style-name="gr3" draw:text-style-name="P2" draw:layer="layout" svg:x1="7.502cm" svg:y1="8.799cm" svg:x2="7.502cm" svg:y2="9.399cm">
          <text:p/>
        </draw:line>
        <draw:frame draw:style-name="gr4" draw:text-style-name="P3" draw:layer="layout" svg:width="1.611cm" svg:height="0.725cm" svg:x="6.702cm" svg:y="8.199cm">
          <draw:text-box>
            <text:p><text:span text:style-name="T1">SNP2</text:span></text:p>
          </draw:text-box>
        </draw:frame>
        <draw:line draw:style-name="gr3" draw:text-style-name="P2" draw:layer="layout" svg:x1="9.503cm" svg:y1="8.899cm" svg:x2="9.503cm" svg:y2="9.499cm">
          <text:p/>
        </draw:line>
        <draw:frame draw:style-name="gr5" draw:text-style-name="P4" draw:layer="layout" svg:width="1.171cm" svg:height="0.962cm" svg:x="12.001cm" svg:y="8.699cm">
          <draw:text-box>
            <text:p><text:span text:style-name="T2">yN</text:span></text:p>
          </draw:text-box>
        </draw:frame>
        <draw:frame draw:style-name="gr4" draw:text-style-name="P3" draw:layer="layout" svg:width="1.611cm" svg:height="0.725cm" svg:x="8.703cm" svg:y="8.2cm">
          <draw:text-box>
            <text:p><text:span text:style-name="T1">SNP3</text:span></text:p>
          </draw:text-box>
        </draw:frame>
        <draw:frame draw:style-name="gr7" draw:text-style-name="P3" draw:layer="layout" svg:width="1.637cm" svg:height="0.725cm" svg:x="4.702cm" svg:y="9.5cm">
          <draw:text-box>
            <text:p><text:span text:style-name="T1">G2G2</text:span></text:p>
          </draw:text-box>
        </draw:frame>
        <draw:frame draw:style-name="gr4" draw:text-style-name="P3" draw:layer="layout" svg:width="1.611cm" svg:height="0.725cm" svg:x="6.703cm" svg:y="9.501cm">
          <draw:text-box>
            <text:p><text:span text:style-name="T1">H1H1</text:span></text:p>
          </draw:text-box>
        </draw:frame>
        <draw:frame draw:style-name="gr4" draw:text-style-name="P3" draw:layer="layout" svg:width="1.611cm" svg:height="0.725cm" svg:x="8.904cm" svg:y="9.502cm">
          <draw:text-box>
            <text:p><text:span text:style-name="T1">I2I2</text:span></text:p>
          </draw:text-box>
        </draw:frame>
        <draw:frame draw:style-name="gr9" draw:text-style-name="P4" draw:layer="layout" svg:width="0.637cm" svg:height="1.904cm" svg:x="2.4cm" svg:y="5.8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9" draw:text-style-name="P4" draw:layer="layout" svg:width="0.637cm" svg:height="1.904cm" svg:x="7.101cm" svg:y="5.8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9" draw:text-style-name="P4" draw:layer="layout" svg:width="0.637cm" svg:height="1.904cm" svg:x="12.102cm" svg:y="5.8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4T11:36:52.996150206</dc:date>
    <meta:editing-duration>PT6M10S</meta:editing-duration>
    <meta:editing-cycles>4</meta:editing-cycles>
    <meta:generator>LibreOffice/6.1.0.3$MacOSX_X86_64 LibreOffice_project/efb621ed25068d70781dc026f7e9c5187a4decd1</meta:generator>
    <meta:document-statistic meta:object-count="40"/>
  </office:meta>
</office:document-meta>
</file>